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outpu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"/>
        <table:table-column table:style-name="co10" table:number-columns-repeated="2" table:default-cell-style-name="ce2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um_obj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num_gens</text:p>
          </table:table-cell>
          <table:table-cell office:value-type="string" calcext:value-type="string">
            <text:p>preferred_ranges</text:p>
          </table:table-cell>
          <table:table-cell office:value-type="string" calcext:value-type="string">
            <text:p>iRVEA_R_IGD</text:p>
          </table:table-cell>
          <table:table-cell office:value-type="string" calcext:value-type="string">
            <text:p>iMOEA_D_R_IGD</text:p>
          </table:table-cell>
          <table:table-cell office:value-type="string" calcext:value-type="string">
            <text:p>iRVEA_N_Ss</text:p>
          </table:table-cell>
          <table:table-cell office:value-type="string" calcext:value-type="string">
            <text:p>iMOEA_D_N_Ss</text:p>
          </table:table-cell>
          <table:table-cell office:value-type="string" calcext:value-type="string">
            <text:p>iRVEA_FEs</text:p>
          </table:table-cell>
          <table:table-cell office:value-type="string" calcext:value-type="string">
            <text:p>iMOEA_D_FEs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540015 0.00540015]</text:p>
            <text:p> [0.00681186 0.00681186]</text:p>
            <text:p> [1.         1.        ]</text:p>
            <text:p> [0.00499526 0.00499526]]</text:p>
          </table:table-cell>
          <table:table-cell office:value-type="float" office:value="0.0903599423500132" calcext:value-type="float">
            <text:p>0.090359942350013</text:p>
          </table:table-cell>
          <table:table-cell office:value-type="float" office:value="0.0947319449575276" calcext:value-type="float">
            <text:p>0.094731944957528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192" calcext:value-type="float">
            <text:p>2192</text:p>
          </table:table-cell>
          <table:table-cell office:value-type="float" office:value="48000" calcext:value-type="float">
            <text:p>48000</text:p>
          </table:table-cell>
          <table:table-cell table:formula="of:=AVERAGE([.F2:.F5])" office:value-type="float" office:value="0.096840961218009" calcext:value-type="float">
            <text:p>0.0968</text:p>
          </table:table-cell>
          <table:table-cell table:formula="of:=AVERAGE([.G2:.G5])" office:value-type="float" office:value="1.01996818983653" calcext:value-type="float">
            <text:p>1.0200</text:p>
          </table:table-cell>
          <table:table-cell table:formula="of:=AVERAGE([.H2:.H5])" office:value-type="float" office:value="3" calcext:value-type="float">
            <text:p>3</text:p>
          </table:table-cell>
          <table:table-cell table:formula="of:=AVERAGE([.I2:.I5])" office:value-type="float" office:value="112.75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000000e+00 6.14592015e-17]</text:p>
            <text:p> [0.00000000e+00 6.14592015e-17]</text:p>
            <text:p> [0.00000000e+00 6.14592015e-17]</text:p>
            <text:p> [1.00000000e+00 1.00000000e+00]]</text:p>
          </table:table-cell>
          <table:table-cell office:value-type="float" office:value="0.0990013008406743" calcext:value-type="float">
            <text:p>0.099001300840674</text:p>
          </table:table-cell>
          <table:table-cell office:value-type="float" office:value="0.0990013008406743" calcext:value-type="float">
            <text:p>0.09900130084067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608" calcext:value-type="float">
            <text:p>1608</text:p>
          </table:table-cell>
          <table:table-cell office:value-type="float" office:value="48000" calcext:value-type="float">
            <text:p>48000</text:p>
          </table:table-cell>
          <table:table-cell table:formula="of:=STDEV([.F2:.F5])" office:value-type="float" office:value="0.00432067924533054" calcext:value-type="float">
            <text:p>0.0043</text:p>
          </table:table-cell>
          <table:table-cell table:formula="of:=STDEV([.G2:.G5])" office:value-type="float" office:value="1.06590730135242" calcext:value-type="float">
            <text:p>1.0659</text:p>
          </table:table-cell>
          <table:table-cell table:formula="of:=STDEV([.H2:.H5])" office:value-type="float" office:value="0" calcext:value-type="float">
            <text:p>0</text:p>
          </table:table-cell>
          <table:table-cell table:formula="of:=STDEV([.I2:.I5])" office:value-type="float" office:value="15.173990905493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000000e+00 6.12856136e-17]</text:p>
            <text:p> [1.00000000e+00 1.00000000e+00]</text:p>
            <text:p> [0.00000000e+00 6.12856136e-17]</text:p>
            <text:p> [0.00000000e+00 6.12856136e-17]]</text:p>
          </table:table-cell>
          <table:table-cell office:value-type="float" office:value="0.0990013008406743" calcext:value-type="float">
            <text:p>0.099001300840674</text:p>
          </table:table-cell>
          <table:table-cell office:value-type="float" office:value="1.94306975677396" calcext:value-type="float">
            <text:p>1.94306975677396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600" calcext:value-type="float">
            <text:p>1600</text:p>
          </table:table-cell>
          <table:table-cell office:value-type="float" office:value="48000" calcext:value-type="float">
            <text:p>4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LZ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000000e+00 6.12750932e-17]</text:p>
            <text:p> [1.00000000e+00 1.00000000e+00]</text:p>
            <text:p> [0.00000000e+00 6.12750932e-17]</text:p>
            <text:p> [0.00000000e+00 6.12750932e-17]]</text:p>
          </table:table-cell>
          <table:table-cell office:value-type="float" office:value="0.0990013008406743" calcext:value-type="float">
            <text:p>0.099001300840674</text:p>
          </table:table-cell>
          <table:table-cell office:value-type="float" office:value="1.94306975677396" calcext:value-type="float">
            <text:p>1.94306975677396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600" calcext:value-type="float">
            <text:p>1600</text:p>
          </table:table-cell>
          <table:table-cell office:value-type="float" office:value="48000" calcext:value-type="float">
            <text:p>4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17796557 0.37840635]</text:p>
            <text:p> [0.17796557 0.37840635]</text:p>
            <text:p> [0.55637192 0.75681269]</text:p>
            <text:p> [0.17796557 0.37840635]]</text:p>
          </table:table-cell>
          <table:table-cell office:value-type="float" office:value="0.447792091220064" calcext:value-type="float">
            <text:p>0.447792091220064</text:p>
          </table:table-cell>
          <table:table-cell office:value-type="float" office:value="0.0411268613366056" calcext:value-type="float">
            <text:p>0.041126861336606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600" calcext:value-type="float">
            <text:p>1600</text:p>
          </table:table-cell>
          <table:table-cell office:value-type="float" office:value="48000" calcext:value-type="float">
            <text:p>48000</text:p>
          </table:table-cell>
          <table:table-cell table:formula="of:=AVERAGE([.F6:.F8])" office:value-type="float" office:value="0.61326721313817" calcext:value-type="float">
            <text:p>0.6133</text:p>
          </table:table-cell>
          <table:table-cell table:formula="of:=AVERAGE([.G6:.G8])" office:value-type="float" office:value="0.253402441084468" calcext:value-type="float">
            <text:p>0.2534</text:p>
          </table:table-cell>
          <table:table-cell table:formula="of:=AVERAGE([.H6:.H8])" office:value-type="float" office:value="3" calcext:value-type="float">
            <text:p>3</text:p>
          </table:table-cell>
          <table:table-cell table:formula="of:=AVERAGE([.I6:.I8])" office:value-type="float" office:value="120.333333333333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32164322 0.3780945 ]</text:p>
            <text:p> [0.32164322 0.3780945 ]</text:p>
            <text:p> [0.69973771 0.75618899]</text:p>
            <text:p> [0.32164322 0.3780945 ]]</text:p>
          </table:table-cell>
          <table:table-cell office:value-type="float" office:value="0.684711578992553" calcext:value-type="float">
            <text:p>0.684711578992553</text:p>
          </table:table-cell>
          <table:table-cell office:value-type="float" office:value="0.343604884547947" calcext:value-type="float">
            <text:p>0.343604884547947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600" calcext:value-type="float">
            <text:p>1600</text:p>
          </table:table-cell>
          <table:table-cell office:value-type="float" office:value="48000" calcext:value-type="float">
            <text:p>48000</text:p>
          </table:table-cell>
          <table:table-cell table:formula="of:=STDEV([.F6:.F8])" office:value-type="float" office:value="0.143749950386188" calcext:value-type="float">
            <text:p>0.1437</text:p>
          </table:table-cell>
          <table:table-cell table:formula="of:=STDEV([.G6:.G8])" office:value-type="float" office:value="0.184525409044905" calcext:value-type="float">
            <text:p>0.1845</text:p>
          </table:table-cell>
          <table:table-cell table:formula="of:=STDEV([.H6:.H8])" office:value-type="float" office:value="0" calcext:value-type="float">
            <text:p>0</text:p>
          </table:table-cell>
          <table:table-cell table:formula="of:=STDEV([.I6:.I8])" office:value-type="float" office:value="1.15470053837925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36243549 0.37800717]</text:p>
            <text:p> [0.36243549 0.37800717]</text:p>
            <text:p> [0.74044266 0.75601434]</text:p>
            <text:p> [0.36243549 0.37800717]]</text:p>
          </table:table-cell>
          <table:table-cell office:value-type="float" office:value="0.707297969201894" calcext:value-type="float">
            <text:p>0.707297969201894</text:p>
          </table:table-cell>
          <table:table-cell office:value-type="float" office:value="0.375475577368853" calcext:value-type="float">
            <text:p>0.375475577368853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600" calcext:value-type="float">
            <text:p>1600</text:p>
          </table:table-cell>
          <table:table-cell office:value-type="float" office:value="48000" calcext:value-type="float">
            <text:p>4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4.23293281e-17 4.23293281e-17]</text:p>
            <text:p> [2.48438323e-18 2.48438323e-18]</text:p>
            <text:p> [4.75052762e-17 4.75052762e-17]</text:p>
            <text:p> [1.00000000e+00 1.00000000e+00]]</text:p>
          </table:table-cell>
          <table:table-cell office:value-type="float" office:value="0.0990013008406743" calcext:value-type="float">
            <text:p>0.099001300840674</text:p>
          </table:table-cell>
          <table:table-cell office:value-type="float" office:value="0.0990013008406743" calcext:value-type="float">
            <text:p>0.099001300840674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080" calcext:value-type="float">
            <text:p>2080</text:p>
          </table:table-cell>
          <table:table-cell office:value-type="float" office:value="48000" calcext:value-type="float">
            <text:p>48000</text:p>
          </table:table-cell>
          <table:table-cell table:formula="of:=AVERAGE([.F9:.F12])" office:value-type="float" office:value="0.136067614903375" calcext:value-type="float">
            <text:p>0.1361</text:p>
          </table:table-cell>
          <table:table-cell table:formula="of:=AVERAGE([.G9:.G12])" office:value-type="float" office:value="0.135578117245958" calcext:value-type="float">
            <text:p>0.1356</text:p>
          </table:table-cell>
          <table:table-cell table:formula="of:=AVERAGE([.H9:.H12])" office:value-type="float" office:value="65.5" calcext:value-type="float">
            <text:p>66</text:p>
          </table:table-cell>
          <table:table-cell table:formula="of:=AVERAGE([.I9:.I12])" office:value-type="float" office:value="103.75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00000e+00 2.4160913e-07]</text:p>
            <text:p> [1.0000000e+00 1.0000000e+00]</text:p>
            <text:p> [0.0000000e+00 2.4160913e-07]</text:p>
            <text:p> [0.0000000e+00 2.4160913e-07]]</text:p>
          </table:table-cell>
          <table:table-cell office:value-type="float" office:value="0.0990010494338755" calcext:value-type="float">
            <text:p>0.099001049433876</text:p>
          </table:table-cell>
          <table:table-cell office:value-type="float" office:value="0.0990010985262088" calcext:value-type="float">
            <text:p>0.09900109852620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30272" calcext:value-type="float">
            <text:p>30272</text:p>
          </table:table-cell>
          <table:table-cell office:value-type="float" office:value="48000" calcext:value-type="float">
            <text:p>48000</text:p>
          </table:table-cell>
          <table:table-cell table:formula="of:=STDEV([.F9:.F12])" office:value-type="float" office:value="0.0928445149210182" calcext:value-type="float">
            <text:p>0.0928</text:p>
          </table:table-cell>
          <table:table-cell table:formula="of:=STDEV([.G9:.G12])" office:value-type="float" office:value="0.0991225214707095" calcext:value-type="float">
            <text:p>0.0991</text:p>
          </table:table-cell>
          <table:table-cell table:formula="of:=STDEV([.H9:.H12])" office:value-type="float" office:value="67.4314466699329" calcext:value-type="float">
            <text:p>67</text:p>
          </table:table-cell>
          <table:table-cell table:formula="of:=STDEV([.I9:.I12])" office:value-type="float" office:value="33.8366172462122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53331127 0.9951755 ]</text:p>
            <text:p> [0.15118958 0.61305381]</text:p>
            <text:p> [0.15118958 0.61305381]</text:p>
            <text:p> [0.15118958 0.61305381]]</text:p>
          </table:table-cell>
          <table:table-cell office:value-type="float" office:value="0.274041507379843" calcext:value-type="float">
            <text:p>0.274041507379843</text:p>
          </table:table-cell>
          <table:table-cell office:value-type="float" office:value="0.281982943817553" calcext:value-type="float">
            <text:p>0.281982943817553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41128" calcext:value-type="float">
            <text:p>41128</text:p>
          </table:table-cell>
          <table:table-cell office:value-type="float" office:value="48000" calcext:value-type="float">
            <text:p>4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LZ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62108786 1.        ]</text:p>
            <text:p> [0.3416062  0.77632047]</text:p>
            <text:p> [0.         0.21735714]</text:p>
            <text:p> [0.         0.21735714]]</text:p>
          </table:table-cell>
          <table:table-cell office:value-type="float" office:value="0.072226601959108" calcext:value-type="float">
            <text:p>0.072226601959108</text:p>
          </table:table-cell>
          <table:table-cell office:value-type="float" office:value="0.0623271257993961" calcext:value-type="float">
            <text:p>0.06232712579939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51840" calcext:value-type="float">
            <text:p>51840</text:p>
          </table:table-cell>
          <table:table-cell office:value-type="float" office:value="48000" calcext:value-type="float">
            <text:p>4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67883899 0.75624061]</text:p>
            <text:p> [0.30071868 0.37812031]</text:p>
            <text:p> [0.30071868 0.37812031]</text:p>
            <text:p> [0.30071868 0.37812031]]</text:p>
          </table:table-cell>
          <table:table-cell office:value-type="float" office:value="0.325338314868808" calcext:value-type="float">
            <text:p>0.325338314868808</text:p>
          </table:table-cell>
          <table:table-cell office:value-type="float" office:value="0.349079658371101" calcext:value-type="float">
            <text:p>0.349079658371101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2576" calcext:value-type="float">
            <text:p>32576</text:p>
          </table:table-cell>
          <table:table-cell office:value-type="float" office:value="48000" calcext:value-type="float">
            <text:p>48000</text:p>
          </table:table-cell>
          <table:table-cell table:formula="of:=AVERAGE([.F13:.F15])" office:value-type="float" office:value="0.362105571755299" calcext:value-type="float">
            <text:p>0.3621</text:p>
          </table:table-cell>
          <table:table-cell table:formula="of:=AVERAGE([.G13:.G15])" office:value-type="float" office:value="0.370886465926241" calcext:value-type="float">
            <text:p>0.3709</text:p>
          </table:table-cell>
          <table:table-cell table:formula="of:=AVERAGE([.H13:.H15])" office:value-type="float" office:value="22" calcext:value-type="float">
            <text:p>22</text:p>
          </table:table-cell>
          <table:table-cell table:formula="of:=AVERAGE([.I13:.I15]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74462785 0.75610549]</text:p>
            <text:p> [0.36657511 0.37805274]</text:p>
            <text:p> [0.36657511 0.37805274]</text:p>
            <text:p> [0.36657511 0.37805274]]</text:p>
          </table:table-cell>
          <table:table-cell office:value-type="float" office:value="0.377353541357556" calcext:value-type="float">
            <text:p>0.377353541357556</text:p>
          </table:table-cell>
          <table:table-cell office:value-type="float" office:value="0.379795485411199" calcext:value-type="float">
            <text:p>0.379795485411199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1704" calcext:value-type="float">
            <text:p>41704</text:p>
          </table:table-cell>
          <table:table-cell office:value-type="float" office:value="48000" calcext:value-type="float">
            <text:p>48000</text:p>
          </table:table-cell>
          <table:table-cell table:formula="of:=STDEV([.F13:.F15])" office:value-type="float" office:value="0.0319954018662837" calcext:value-type="float">
            <text:p>0.0320</text:p>
          </table:table-cell>
          <table:table-cell table:formula="of:=STDEV([.G13:.G15])" office:value-type="float" office:value="0.0189902662044737" calcext:value-type="float">
            <text:p>0.0190</text:p>
          </table:table-cell>
          <table:table-cell table:formula="of:=STDEV([.H13:.H15])" office:value-type="float" office:value="26.9629375254255" calcext:value-type="float">
            <text:p>27</text:p>
          </table:table-cell>
          <table:table-cell table:formula="of:=STDEV([.I13:.I15])" office:value-type="float" office:value="5.29150262212918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75353971 0.75598139]</text:p>
            <text:p> [0.37554902 0.37799069]</text:p>
            <text:p> [0.37554902 0.37799069]</text:p>
            <text:p> [0.37554902 0.37799069]]</text:p>
          </table:table-cell>
          <table:table-cell office:value-type="float" office:value="0.383624859039534" calcext:value-type="float">
            <text:p>0.383624859039534</text:p>
          </table:table-cell>
          <table:table-cell office:value-type="float" office:value="0.383784253996422" calcext:value-type="float">
            <text:p>0.383784253996422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51080" calcext:value-type="float">
            <text:p>51080</text:p>
          </table:table-cell>
          <table:table-cell office:value-type="float" office:value="48000" calcext:value-type="float">
            <text:p>48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000000e+00 4.03332309e-17]</text:p>
            <text:p> [0.00000000e+00 2.14320935e-17]</text:p>
            <text:p> [2.14038573e-17 6.42680443e-17]</text:p>
            <text:p> [0.00000000e+00 4.16829814e-17]</text:p>
            <text:p> [4.09929237e-18 4.69634794e-17]</text:p>
            <text:p> [0.00000000e+00 3.18846768e-17]</text:p>
            <text:p> [1.00000000e+00 1.00000000e+00]]</text:p>
          </table:table-cell>
          <table:table-cell table:number-columns-repeated="2" office:value-type="float" office:value="0.120426634014939" calcext:value-type="float">
            <text:p>0.120426634014939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1648" calcext:value-type="float">
            <text:p>11648</text:p>
          </table:table-cell>
          <table:table-cell office:value-type="float" office:value="58800" calcext:value-type="float">
            <text:p>58800</text:p>
          </table:table-cell>
          <table:table-cell table:formula="of:=AVERAGE([.F16:.F19])" office:value-type="float" office:value="0.166040824188785" calcext:value-type="float">
            <text:p>0.1660</text:p>
          </table:table-cell>
          <table:table-cell table:formula="of:=AVERAGE([.G16:.G19])" office:value-type="float" office:value="1.37485813100949" calcext:value-type="float">
            <text:p>1.3749</text:p>
          </table:table-cell>
          <table:table-cell table:formula="of:=AVERAGE([.H16:.H19])" office:value-type="float" office:value="9.75" calcext:value-type="float">
            <text:p>10</text:p>
          </table:table-cell>
          <table:table-cell table:formula="of:=AVERAGE([.I16:.I19])" office:value-type="float" office:value="85" calcext:value-type="float">
            <text:p>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000000e+00 6.11581961e-17]</text:p>
            <text:p> [0.00000000e+00 5.35281949e-17]</text:p>
            <text:p> [0.00000000e+00 5.52636220e-17]</text:p>
            <text:p> [0.00000000e+00 5.88358218e-17]</text:p>
            <text:p> [0.00000000e+00 5.52901029e-17]</text:p>
            <text:p> [1.00000000e+00 1.00000000e+00]</text:p>
            <text:p> [0.00000000e+00 5.35281949e-17]]</text:p>
          </table:table-cell>
          <table:table-cell office:value-type="float" office:value="0.120426634014939" calcext:value-type="float">
            <text:p>0.120426634014939</text:p>
          </table:table-cell>
          <table:table-cell office:value-type="float" office:value="2.59065940483487" calcext:value-type="float">
            <text:p>2.5906594048348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670" calcext:value-type="float">
            <text:p>5670</text:p>
          </table:table-cell>
          <table:table-cell office:value-type="float" office:value="58800" calcext:value-type="float">
            <text:p>58800</text:p>
          </table:table-cell>
          <table:table-cell table:formula="of:=STDEV([.F16:.F19])" office:value-type="float" office:value="0.0912357997070953" calcext:value-type="float">
            <text:p>0.0912</text:p>
          </table:table-cell>
          <table:table-cell table:formula="of:=STDEV([.G16:.G19])" office:value-type="float" office:value="1.40424066527381" calcext:value-type="float">
            <text:p>1.4042</text:p>
          </table:table-cell>
          <table:table-cell table:formula="of:=STDEV([.H16:.H19])" office:value-type="float" office:value="5.18812747209113" calcext:value-type="float">
            <text:p>5</text:p>
          </table:table-cell>
          <table:table-cell table:formula="of:=STDEV([.I16:.I19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000000e+00 2.62754796e-06]</text:p>
            <text:p> [0.00000000e+00 2.62754796e-06]</text:p>
            <text:p> [0.00000000e+00 2.62754796e-06]</text:p>
            <text:p> [0.00000000e+00 2.62754796e-06]</text:p>
            <text:p> [1.00000000e+00 1.00000000e+00]</text:p>
            <text:p> [0.00000000e+00 2.62754796e-06]</text:p>
            <text:p> [0.00000000e+00 2.62754796e-06]]</text:p>
          </table:table-cell>
          <table:table-cell office:value-type="float" office:value="0.12041550520208" calcext:value-type="float">
            <text:p>0.12041550520208</text:p>
          </table:table-cell>
          <table:table-cell office:value-type="float" office:value="2.59065940483487" calcext:value-type="float">
            <text:p>2.59065940483487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4828" calcext:value-type="float">
            <text:p>44828</text:p>
          </table:table-cell>
          <table:table-cell office:value-type="float" office:value="58800" calcext:value-type="float">
            <text:p>588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21597708]</text:p>
            <text:p> [0.         0.21597708]</text:p>
            <text:p> [0.09136048 0.52331465]</text:p>
            <text:p> [0.70603561 1.        ]</text:p>
            <text:p> [0.         0.21597708]</text:p>
            <text:p> [0.09136048 0.52331465]</text:p>
            <text:p> [0.         0.21597708]]</text:p>
          </table:table-cell>
          <table:table-cell office:value-type="float" office:value="0.302894523523182" calcext:value-type="float">
            <text:p>0.302894523523182</text:p>
          </table:table-cell>
          <table:table-cell office:value-type="float" office:value="0.197687080353259" calcext:value-type="float">
            <text:p>0.19768708035325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314" calcext:value-type="float">
            <text:p>6314</text:p>
          </table:table-cell>
          <table:table-cell office:value-type="float" office:value="58800" calcext:value-type="float">
            <text:p>588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0.]</text:p>
            <text:p> [0. 0.]</text:p>
            <text:p> [0. 0.]</text:p>
            <text:p> [0. 0.]</text:p>
            <text:p> [0. 0.]</text:p>
            <text:p> [0. 0.]</text:p>
            <text:p> [1. 1.]]</text:p>
          </table:table-cell>
          <table:table-cell office:value-type="float" office:value="0.120426634014939" calcext:value-type="float">
            <text:p>0.120426634014939</text:p>
          </table:table-cell>
          <table:table-cell office:value-type="float" office:value="0.120326345235097" calcext:value-type="float">
            <text:p>0.12032634523509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600" calcext:value-type="float">
            <text:p>5600</text:p>
          </table:table-cell>
          <table:table-cell office:value-type="float" office:value="58800" calcext:value-type="float">
            <text:p>58800</text:p>
          </table:table-cell>
          <table:table-cell table:formula="of:=AVERAGE([.F20:.F22])" office:value-type="float" office:value="0.120426634014939" calcext:value-type="float">
            <text:p>0.1204</text:p>
          </table:table-cell>
          <table:table-cell table:formula="of:=AVERAGE([.G20:.G22])" office:value-type="float" office:value="0.120326503564078" calcext:value-type="float">
            <text:p>0.1203</text:p>
          </table:table-cell>
          <table:table-cell table:formula="of:=AVERAGE([.H20:.H22])" office:value-type="float" office:value="6" calcext:value-type="float">
            <text:p>6</text:p>
          </table:table-cell>
          <table:table-cell table:formula="of:=AVERAGE([.I20:.I22])" office:value-type="float" office:value="64.3333333333333" calcext:value-type="float">
            <text:p>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0.]</text:p>
            <text:p> [0. 0.]</text:p>
            <text:p> [0. 0.]</text:p>
            <text:p> [0. 0.]</text:p>
            <text:p> [0. 0.]</text:p>
            <text:p> [0. 0.]</text:p>
            <text:p> [1. 1.]]</text:p>
          </table:table-cell>
          <table:table-cell office:value-type="float" office:value="0.120426634014939" calcext:value-type="float">
            <text:p>0.120426634014939</text:p>
          </table:table-cell>
          <table:table-cell office:value-type="float" office:value="0.120326561590577" calcext:value-type="float">
            <text:p>0.12032656159057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600" calcext:value-type="float">
            <text:p>5600</text:p>
          </table:table-cell>
          <table:table-cell office:value-type="float" office:value="58800" calcext:value-type="float">
            <text:p>58800</text:p>
          </table:table-cell>
          <table:table-cell table:formula="of:=STDEV([.F20:.F22])" office:value-type="float" office:value="0" calcext:value-type="float">
            <text:p>0.0000</text:p>
          </table:table-cell>
          <table:table-cell table:formula="of:=STDEV([.G20:.G22])" office:value-type="float" office:value="0.0000001387366724649" calcext:value-type="float">
            <text:p>0.0000</text:p>
          </table:table-cell>
          <table:table-cell table:formula="of:=STDEV([.H20:.H22])" office:value-type="float" office:value="0" calcext:value-type="float">
            <text:p>0</text:p>
          </table:table-cell>
          <table:table-cell table:formula="of:=STDEV([.I20:.I22])" office:value-type="float" office:value="0.577350269189626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TLZ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0.]</text:p>
            <text:p> [0. 0.]</text:p>
            <text:p> [0. 0.]</text:p>
            <text:p> [0. 0.]</text:p>
            <text:p> [0. 0.]</text:p>
            <text:p> [0. 0.]</text:p>
            <text:p> [1. 1.]]</text:p>
          </table:table-cell>
          <table:table-cell office:value-type="float" office:value="0.120426634014939" calcext:value-type="float">
            <text:p>0.120426634014939</text:p>
          </table:table-cell>
          <table:table-cell office:value-type="float" office:value="0.12032660386656" calcext:value-type="float">
            <text:p>0.12032660386656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5600" calcext:value-type="float">
            <text:p>5600</text:p>
          </table:table-cell>
          <table:table-cell office:value-type="float" office:value="58800" calcext:value-type="float">
            <text:p>588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000000e+00 5.95298239e-17]</text:p>
            <text:p> [0.00000000e+00 5.95298239e-17]</text:p>
            <text:p> [0.00000000e+00 5.95298239e-17]</text:p>
            <text:p> [0.00000000e+00 5.95298239e-17]</text:p>
            <text:p> [0.00000000e+00 5.95298239e-17]</text:p>
            <text:p> [0.00000000e+00 8.01772999e-17]</text:p>
            <text:p> [1.00000000e+00 1.00000000e+00]]</text:p>
          </table:table-cell>
          <table:table-cell table:number-columns-repeated="2" office:value-type="float" office:value="0.120426634014939" calcext:value-type="float">
            <text:p>0.120426634014939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17808" calcext:value-type="float">
            <text:p>17808</text:p>
          </table:table-cell>
          <table:table-cell office:value-type="float" office:value="58800" calcext:value-type="float">
            <text:p>58800</text:p>
          </table:table-cell>
          <table:table-cell table:formula="of:=AVERAGE([.F23:.F26])" office:value-type="float" office:value="0.171151662942562" calcext:value-type="float">
            <text:p>0.1712</text:p>
          </table:table-cell>
          <table:table-cell table:formula="of:=AVERAGE([.G23:.G26])" office:value-type="float" office:value="0.205658831475468" calcext:value-type="float">
            <text:p>0.2057</text:p>
          </table:table-cell>
          <table:table-cell table:formula="of:=AVERAGE([.H23:.H26])" office:value-type="float" office:value="87.5" calcext:value-type="float">
            <text:p>88</text:p>
          </table:table-cell>
          <table:table-cell table:formula="of:=AVERAGE([.I23:.I26])" office:value-type="float" office:value="84.5" calcext:value-type="float">
            <text:p>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24431481]</text:p>
            <text:p> [0.         0.24431481]</text:p>
            <text:p> [0.         0.24431481]</text:p>
            <text:p> [0.42236572 0.91099533]</text:p>
            <text:p> [0.42236572 0.91099533]</text:p>
            <text:p> [0.08902546 0.57765507]</text:p>
            <text:p> [0.         0.24431481]]</text:p>
          </table:table-cell>
          <table:table-cell office:value-type="float" office:value="0.194564531765993" calcext:value-type="float">
            <text:p>0.194564531765993</text:p>
          </table:table-cell>
          <table:table-cell office:value-type="float" office:value="0.472894712468879" calcext:value-type="float">
            <text:p>0.472894712468879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62622" calcext:value-type="float">
            <text:p>62622</text:p>
          </table:table-cell>
          <table:table-cell office:value-type="float" office:value="58800" calcext:value-type="float">
            <text:p>58800</text:p>
          </table:table-cell>
          <table:table-cell table:formula="of:=STDEV([.F23:.F26])" office:value-type="float" office:value="0.0342903807483681" calcext:value-type="float">
            <text:p>0.0343</text:p>
          </table:table-cell>
          <table:table-cell table:formula="of:=STDEV([.G23:.G26])" office:value-type="float" office:value="0.178505967625935" calcext:value-type="float">
            <text:p>0.1785</text:p>
          </table:table-cell>
          <table:table-cell table:formula="of:=STDEV([.H23:.H26])" office:value-type="float" office:value="37.72267222772" calcext:value-type="float">
            <text:p>38</text:p>
          </table:table-cell>
          <table:table-cell table:formula="of:=STDEV([.I23:.I26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19896236]</text:p>
            <text:p> [0.         0.19896236]</text:p>
            <text:p> [0.         0.19896236]</text:p>
            <text:p> [0.         0.19896236]</text:p>
            <text:p> [0.35582522 0.75374994]</text:p>
            <text:p> [0.63321901 1.        ]</text:p>
            <text:p> [0.         0.19896236]]</text:p>
          </table:table-cell>
          <table:table-cell office:value-type="float" office:value="0.188889568846789" calcext:value-type="float">
            <text:p>0.188889568846789</text:p>
          </table:table-cell>
          <table:table-cell office:value-type="float" office:value="0.127903261829341" calcext:value-type="float">
            <text:p>0.127903261829341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71358" calcext:value-type="float">
            <text:p>71358</text:p>
          </table:table-cell>
          <table:table-cell office:value-type="float" office:value="58800" calcext:value-type="float">
            <text:p>588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16073004]</text:p>
            <text:p> [0.         0.16073004]</text:p>
            <text:p> [0.         0.16073004]</text:p>
            <text:p> [0.         0.16073004]</text:p>
            <text:p> [0.80991837 1.        ]</text:p>
            <text:p> [0.         0.16073004]</text:p>
            <text:p> [0.08193206 0.40339214]]</text:p>
          </table:table-cell>
          <table:table-cell office:value-type="float" office:value="0.180725917142527" calcext:value-type="float">
            <text:p>0.180725917142527</text:p>
          </table:table-cell>
          <table:table-cell office:value-type="float" office:value="0.101410717588712" calcext:value-type="float">
            <text:p>0.101410717588712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75754" calcext:value-type="float">
            <text:p>75754</text:p>
          </table:table-cell>
          <table:table-cell office:value-type="float" office:value="58800" calcext:value-type="float">
            <text:p>588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        ]</text:p>
            <text:p> [0.         0.        ]</text:p>
            <text:p> [0.         0.        ]</text:p>
            <text:p> [0.         0.        ]</text:p>
            <text:p> [0.4148385  0.55471568]</text:p>
            <text:p> [0.69219634 0.83207352]</text:p>
            <text:p> [0.         0.        ]]</text:p>
          </table:table-cell>
          <table:table-cell office:value-type="float" office:value="0.00225476965098968" calcext:value-type="float">
            <text:p>0.00225476965099</text:p>
          </table:table-cell>
          <table:table-cell office:value-type="float" office:value="0.00302648599085932" calcext:value-type="float">
            <text:p>0.00302648599085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54348" calcext:value-type="float">
            <text:p>54348</text:p>
          </table:table-cell>
          <table:table-cell office:value-type="float" office:value="58800" calcext:value-type="float">
            <text:p>58800</text:p>
          </table:table-cell>
          <table:table-cell table:formula="of:=AVERAGE([.F27:.F29])" office:value-type="float" office:value="0.0218812419215336" calcext:value-type="float">
            <text:p>0.0219</text:p>
          </table:table-cell>
          <table:table-cell table:formula="of:=AVERAGE([.G27:.G29])" office:value-type="float" office:value="0.0220385376940393" calcext:value-type="float">
            <text:p>0.0220</text:p>
          </table:table-cell>
          <table:table-cell table:formula="of:=AVERAGE([.H27:.H29])" office:value-type="float" office:value="68" calcext:value-type="float">
            <text:p>68</text:p>
          </table:table-cell>
          <table:table-cell table:formula="of:=AVERAGE([.I27:.I29])" office:value-type="float" office:value="85" calcext:value-type="float">
            <text:p>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        ]</text:p>
            <text:p> [0.         0.        ]</text:p>
            <text:p> [0.         0.        ]</text:p>
            <text:p> [0.         0.        ]</text:p>
            <text:p> [0.55251924 0.5547059 ]</text:p>
            <text:p> [0.82987219 0.83205885]</text:p>
            <text:p> [0.         0.        ]]</text:p>
          </table:table-cell>
          <table:table-cell office:value-type="float" office:value="0.031412299291039" calcext:value-type="float">
            <text:p>0.031412299291039</text:p>
          </table:table-cell>
          <table:table-cell office:value-type="float" office:value="0.0309694848068651" calcext:value-type="float">
            <text:p>0.03096948480686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3550" calcext:value-type="float">
            <text:p>53550</text:p>
          </table:table-cell>
          <table:table-cell office:value-type="float" office:value="58800" calcext:value-type="float">
            <text:p>58800</text:p>
          </table:table-cell>
          <table:table-cell table:formula="of:=STDEV([.F27:.F29])" office:value-type="float" office:value="0.0169993657292169" calcext:value-type="float">
            <text:p>0.0170</text:p>
          </table:table-cell>
          <table:table-cell table:formula="of:=STDEV([.G27:.G29])" office:value-type="float" office:value="0.0164749597276919" calcext:value-type="float">
            <text:p>0.0165</text:p>
          </table:table-cell>
          <table:table-cell table:formula="of:=STDEV([.H27:.H29])" office:value-type="float" office:value="23.259406699226" calcext:value-type="float">
            <text:p>23</text:p>
          </table:table-cell>
          <table:table-cell table:formula="of:=STDEV([.I27:.I29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TLZ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        ]</text:p>
            <text:p> [0.         0.        ]</text:p>
            <text:p> [0.         0.        ]</text:p>
            <text:p> [0.         0.        ]</text:p>
            <text:p> [0.55432872 0.55470152]</text:p>
            <text:p> [0.83167947 0.83205227]</text:p>
            <text:p> [0.         0.        ]]</text:p>
          </table:table-cell>
          <table:table-cell office:value-type="float" office:value="0.0319766568225722" calcext:value-type="float">
            <text:p>0.031976656822572</text:p>
          </table:table-cell>
          <table:table-cell office:value-type="float" office:value="0.0321196422843934" calcext:value-type="float">
            <text:p>0.032119642284393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93800" calcext:value-type="float">
            <text:p>93800</text:p>
          </table:table-cell>
          <table:table-cell office:value-type="float" office:value="58800" calcext:value-type="float">
            <text:p>5880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3.19217989e-17 3.19217989e-17]</text:p>
            <text:p> [1.86578141e-17 1.86578141e-17]</text:p>
            <text:p> [2.38347326e-17 2.38347326e-17]</text:p>
            <text:p> [1.91167943e-17 1.91167943e-17]</text:p>
            <text:p> [8.34529605e-18 8.34529605e-18]</text:p>
            <text:p> [1.15534210e-17 1.15534210e-17]</text:p>
            <text:p> [2.79341490e-17 2.79341490e-17]</text:p>
            <text:p> [2.40024329e-17 2.40024329e-17]</text:p>
            <text:p> [1.00000000e+00 1.00000000e+00]]</text:p>
          </table:table-cell>
          <table:table-cell office:value-type="float" office:value="0.125824544361615" calcext:value-type="float">
            <text:p>0.125824544361615</text:p>
          </table:table-cell>
          <table:table-cell office:value-type="float" office:value="0.125824544361615" calcext:value-type="float">
            <text:p>0.125824544361615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0458" calcext:value-type="float">
            <text:p>10458</text:p>
          </table:table-cell>
          <table:table-cell office:value-type="float" office:value="148500" calcext:value-type="float">
            <text:p>148500</text:p>
          </table:table-cell>
          <table:table-cell table:formula="of:=AVERAGE([.F30:.F33])" office:value-type="float" office:value="0.137366102920139" calcext:value-type="float">
            <text:p>0.1374</text:p>
          </table:table-cell>
          <table:table-cell table:formula="of:=AVERAGE([.G30:.G33])" office:value-type="float" office:value="0.851846048762037" calcext:value-type="float">
            <text:p>0.8518</text:p>
          </table:table-cell>
          <table:table-cell table:formula="of:=AVERAGE([.H30:.H33])" office:value-type="float" office:value="87.5" calcext:value-type="float">
            <text:p>88</text:p>
          </table:table-cell>
          <table:table-cell table:formula="of:=AVERAGE([.I30:.I33])" office:value-type="float" office:value="165.25" calcext:value-type="float">
            <text:p>1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17315446]</text:p>
            <text:p> [0.         0.17315446]</text:p>
            <text:p> [0.         0.17315446]</text:p>
            <text:p> [0.         0.17315446]</text:p>
            <text:p> [0.38245879 0.72876771]</text:p>
            <text:p> [0.         0.17315446]</text:p>
            <text:p> [0.         0.17315446]</text:p>
            <text:p> [0.66026542 1.        ]</text:p>
            <text:p> [0.         0.17500789]]</text:p>
          </table:table-cell>
          <table:table-cell office:value-type="float" office:value="0.23135525325922" calcext:value-type="float">
            <text:p>0.23135525325922</text:p>
          </table:table-cell>
          <table:table-cell office:value-type="float" office:value="0.232426016615452" calcext:value-type="float">
            <text:p>0.232426016615452</text:p>
          </table:table-cell>
          <table:table-cell office:value-type="float" office:value="189" calcext:value-type="float">
            <text:p>189</text:p>
          </table:table-cell>
          <table:table-cell office:value-type="float" office:value="166" calcext:value-type="float">
            <text:p>166</text:p>
          </table:table-cell>
          <table:table-cell office:value-type="float" office:value="127062" calcext:value-type="float">
            <text:p>127062</text:p>
          </table:table-cell>
          <table:table-cell office:value-type="float" office:value="148500" calcext:value-type="float">
            <text:p>148500</text:p>
          </table:table-cell>
          <table:table-cell table:formula="of:=STDEV([.F30:.F33])" office:value-type="float" office:value="0.0660678883241021" calcext:value-type="float">
            <text:p>0.0661</text:p>
          </table:table-cell>
          <table:table-cell table:formula="of:=STDEV([.G30:.G33])" office:value-type="float" office:value="1.39900528019226" calcext:value-type="float">
            <text:p>1.3990</text:p>
          </table:table-cell>
          <table:table-cell table:formula="of:=STDEV([.H30:.H33])" office:value-type="float" office:value="84.0416563377948" calcext:value-type="float">
            <text:p>84</text:p>
          </table:table-cell>
          <table:table-cell table:formula="of:=STDEV([.I30:.I33])" office:value-type="float" office:value="1.5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0.0846412]</text:p>
            <text:p> [0.        0.0846412]</text:p>
            <text:p> [0.        0.0846412]</text:p>
            <text:p> [0.        0.0846412]</text:p>
            <text:p> [0.        0.0846412]</text:p>
            <text:p> [0.        0.0846412]</text:p>
            <text:p> [0.        0.0846412]</text:p>
            <text:p> [0.9272822 1.       ]</text:p>
            <text:p> [0.        0.0846412]]</text:p>
          </table:table-cell>
          <table:table-cell office:value-type="float" office:value="0.0770513804914591" calcext:value-type="float">
            <text:p>0.077051380491459</text:p>
          </table:table-cell>
          <table:table-cell office:value-type="float" office:value="0.100531624912789" calcext:value-type="float">
            <text:p>0.100531624912789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158400" calcext:value-type="float">
            <text:p>158400</text:p>
          </table:table-cell>
          <table:table-cell office:value-type="float" office:value="148500" calcext:value-type="float">
            <text:p>14850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0.0091112]</text:p>
            <text:p> [0.        0.0091112]</text:p>
            <text:p> [0.        0.0091112]</text:p>
            <text:p> [0.        0.0091112]</text:p>
            <text:p> [0.        0.0091112]</text:p>
            <text:p> [0.        0.0091112]</text:p>
            <text:p> [1.        1.       ]</text:p>
            <text:p> [0.        0.0091112]</text:p>
            <text:p> [0.        0.0091112]]</text:p>
          </table:table-cell>
          <table:table-cell office:value-type="float" office:value="0.115233233568263" calcext:value-type="float">
            <text:p>0.115233233568263</text:p>
          </table:table-cell>
          <table:table-cell office:value-type="float" office:value="2.94860200915829" calcext:value-type="float">
            <text:p>2.9486020091582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58166" calcext:value-type="float">
            <text:p>158166</text:p>
          </table:table-cell>
          <table:table-cell office:value-type="float" office:value="148500" calcext:value-type="float">
            <text:p>14850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        ]</text:p>
            <text:p> [0.         0.        ]</text:p>
            <text:p> [0.         0.        ]</text:p>
            <text:p> [0.         0.        ]</text:p>
            <text:p> [0.26759914 0.55518219]</text:p>
            <text:p> [0.         0.        ]</text:p>
            <text:p> [0.         0.        ]</text:p>
            <text:p> [0.54519024 0.83277329]</text:p>
            <text:p> [0.         0.        ]]</text:p>
          </table:table-cell>
          <table:table-cell office:value-type="float" office:value="0.440357780596094" calcext:value-type="float">
            <text:p>0.440357780596094</text:p>
          </table:table-cell>
          <table:table-cell office:value-type="float" office:value="0.00341555741363423" calcext:value-type="float">
            <text:p>0.003415557413634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10800" calcext:value-type="float">
            <text:p>10800</text:p>
          </table:table-cell>
          <table:table-cell office:value-type="float" office:value="148500" calcext:value-type="float">
            <text:p>148500</text:p>
          </table:table-cell>
          <table:table-cell table:formula="of:=AVERAGE([.F34:.F36])" office:value-type="float" office:value="0.481312005094798" calcext:value-type="float">
            <text:p>0.4813</text:p>
          </table:table-cell>
          <table:table-cell table:formula="of:=AVERAGE([.G34:.G36])" office:value-type="float" office:value="0.0222759189692003" calcext:value-type="float">
            <text:p>0.0223</text:p>
          </table:table-cell>
          <table:table-cell table:formula="of:=AVERAGE([.H34:.H36])" office:value-type="float" office:value="8" calcext:value-type="float">
            <text:p>8</text:p>
          </table:table-cell>
          <table:table-cell table:formula="of:=AVERAGE([.I34:.I36])" office:value-type="float" office:value="165.333333333333" calcext:value-type="float">
            <text:p>1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        ]</text:p>
            <text:p> [0.         0.        ]</text:p>
            <text:p> [0.         0.        ]</text:p>
            <text:p> [0.         0.        ]</text:p>
            <text:p> [0.55240249 0.55472915]</text:p>
            <text:p> [0.         0.        ]</text:p>
            <text:p> [0.         0.        ]</text:p>
            <text:p> [0.82976707 0.83209373]</text:p>
            <text:p> [0.         0.        ]]</text:p>
          </table:table-cell>
          <table:table-cell office:value-type="float" office:value="0.501591993175205" calcext:value-type="float">
            <text:p>0.501591993175205</text:p>
          </table:table-cell>
          <table:table-cell office:value-type="float" office:value="0.0317254123020472" calcext:value-type="float">
            <text:p>0.031725412302047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9000" calcext:value-type="float">
            <text:p>9000</text:p>
          </table:table-cell>
          <table:table-cell office:value-type="float" office:value="148500" calcext:value-type="float">
            <text:p>148500</text:p>
          </table:table-cell>
          <table:table-cell table:formula="of:=STDEV([.F34:.F36])" office:value-type="float" office:value="0.0354679466019055" calcext:value-type="float">
            <text:p>0.0355</text:p>
          </table:table-cell>
          <table:table-cell table:formula="of:=STDEV([.G34:.G36])" office:value-type="float" office:value="0.016333563649118" calcext:value-type="float">
            <text:p>0.0163</text:p>
          </table:table-cell>
          <table:table-cell table:formula="of:=STDEV([.H34:.H36])" office:value-type="float" office:value="0" calcext:value-type="float">
            <text:p>0</text:p>
          </table:table-cell>
          <table:table-cell table:formula="of:=STDEV([.I34:.I36])" office:value-type="float" office:value="0.577350269189626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        ]</text:p>
            <text:p> [0.         0.        ]</text:p>
            <text:p> [0.         0.        ]</text:p>
            <text:p> [0.         0.        ]</text:p>
            <text:p> [0.55405435 0.55470046]</text:p>
            <text:p> [0.         0.        ]</text:p>
            <text:p> [0.         0.        ]</text:p>
            <text:p> [0.83140458 0.83205069]</text:p>
            <text:p> [0.         0.        ]]</text:p>
          </table:table-cell>
          <table:table-cell office:value-type="float" office:value="0.501986241513094" calcext:value-type="float">
            <text:p>0.501986241513094</text:p>
          </table:table-cell>
          <table:table-cell office:value-type="float" office:value="0.0316867871919193" calcext:value-type="float">
            <text:p>0.031686787191919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9000" calcext:value-type="float">
            <text:p>9000</text:p>
          </table:table-cell>
          <table:table-cell office:value-type="float" office:value="148500" calcext:value-type="float">
            <text:p>14850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00000000e+00 6.14882698e-17]</text:p>
            <text:p> [0.00000000e+00 6.14882698e-17]</text:p>
            <text:p> [0.00000000e+00 6.14882698e-17]</text:p>
            <text:p> [0.00000000e+00 6.14882698e-17]</text:p>
            <text:p> [0.00000000e+00 6.14882698e-17]</text:p>
            <text:p> [0.00000000e+00 6.14882698e-17]</text:p>
            <text:p> [0.00000000e+00 6.14882698e-17]</text:p>
            <text:p> [0.00000000e+00 6.14882698e-17]</text:p>
            <text:p> [1.00000000e+00 1.00000000e+00]]</text:p>
          </table:table-cell>
          <table:table-cell table:number-columns-repeated="2" office:value-type="float" office:value="0.125824544361615" calcext:value-type="float">
            <text:p>0.12582454436161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28494" calcext:value-type="float">
            <text:p>28494</text:p>
          </table:table-cell>
          <table:table-cell office:value-type="float" office:value="148500" calcext:value-type="float">
            <text:p>148500</text:p>
          </table:table-cell>
          <table:table-cell table:formula="of:=AVERAGE([.F37:.F40])" office:value-type="float" office:value="0.24742458445829" calcext:value-type="float">
            <text:p>0.2474</text:p>
          </table:table-cell>
          <table:table-cell table:formula="of:=AVERAGE([.G37:.G40])" office:value-type="float" office:value="0.291631909228926" calcext:value-type="float">
            <text:p>0.2916</text:p>
          </table:table-cell>
          <table:table-cell table:formula="of:=AVERAGE([.H37:.H40])" office:value-type="float" office:value="162.5" calcext:value-type="float">
            <text:p>163</text:p>
          </table:table-cell>
          <table:table-cell table:formula="of:=AVERAGE([.I37:.I40])" office:value-type="float" office:value="143.5" calcext:value-type="float">
            <text:p>1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30823067]</text:p>
            <text:p> [0.         0.30823067]</text:p>
            <text:p> [0.         0.30823067]</text:p>
            <text:p> [0.         0.30823067]</text:p>
            <text:p> [0.         0.30823067]</text:p>
            <text:p> [0.         0.30823067]</text:p>
            <text:p> [0.         0.61038857]</text:p>
            <text:p> [0.         0.61038857]</text:p>
            <text:p> [0.59824305 1.        ]]</text:p>
          </table:table-cell>
          <table:table-cell office:value-type="float" office:value="0.331621160076989" calcext:value-type="float">
            <text:p>0.331621160076989</text:p>
          </table:table-cell>
          <table:table-cell office:value-type="float" office:value="0.337298416775091" calcext:value-type="float">
            <text:p>0.337298416775091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60254" calcext:value-type="float">
            <text:p>160254</text:p>
          </table:table-cell>
          <table:table-cell office:value-type="float" office:value="148500" calcext:value-type="float">
            <text:p>148500</text:p>
          </table:table-cell>
          <table:table-cell table:formula="of:=STDEV([.F37:.F40])" office:value-type="float" office:value="0.0939828524823678" calcext:value-type="float">
            <text:p>0.0940</text:p>
          </table:table-cell>
          <table:table-cell table:formula="of:=STDEV([.G37:.G40])" office:value-type="float" office:value="0.145210839801476" calcext:value-type="float">
            <text:p>0.1452</text:p>
          </table:table-cell>
          <table:table-cell table:formula="of:=STDEV([.H37:.H40])" office:value-type="float" office:value="75.3591401224828" calcext:value-type="float">
            <text:p>75</text:p>
          </table:table-cell>
          <table:table-cell table:formula="of:=STDEV([.I37:.I40])" office:value-type="float" office:value="45" calcext:value-type="float">
            <text:p>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33494821]</text:p>
            <text:p> [0.         0.33494821]</text:p>
            <text:p> [0.         0.33494821]</text:p>
            <text:p> [0.         0.33494821]</text:p>
            <text:p> [0.         0.33494821]</text:p>
            <text:p> [0.         0.33494821]</text:p>
            <text:p> [0.         0.33494821]</text:p>
            <text:p> [0.22989093 0.89978736]</text:p>
            <text:p> [0.51231051 1.        ]]</text:p>
          </table:table-cell>
          <table:table-cell office:value-type="float" office:value="0.22183643632229" calcext:value-type="float">
            <text:p>0.22183643632229</text:p>
          </table:table-cell>
          <table:table-cell office:value-type="float" office:value="0.466733070810997" calcext:value-type="float">
            <text:p>0.46673307081099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76364" calcext:value-type="float">
            <text:p>176364</text:p>
          </table:table-cell>
          <table:table-cell office:value-type="float" office:value="148500" calcext:value-type="float">
            <text:p>14850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32452648]</text:p>
            <text:p> [0.         0.32452648]</text:p>
            <text:p> [0.         0.32452648]</text:p>
            <text:p> [0.         0.32452648]</text:p>
            <text:p> [0.         0.32452648]</text:p>
            <text:p> [0.         0.32452648]</text:p>
            <text:p> [0.         0.32452648]</text:p>
            <text:p> [0.5112642  1.        ]</text:p>
            <text:p> [0.2326673  0.88172027]]</text:p>
          </table:table-cell>
          <table:table-cell office:value-type="float" office:value="0.310416197072266" calcext:value-type="float">
            <text:p>0.310416197072266</text:p>
          </table:table-cell>
          <table:table-cell office:value-type="float" office:value="0.236671604968003" calcext:value-type="float">
            <text:p>0.236671604968003</text:p>
          </table:table-cell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float" office:value="185094" calcext:value-type="float">
            <text:p>185094</text:p>
          </table:table-cell>
          <table:table-cell office:value-type="float" office:value="148500" calcext:value-type="float">
            <text:p>14850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0.]</text:p>
            <text:p> [0. 0.]</text:p>
            <text:p> [0. 0.]</text:p>
            <text:p> [0. 0.]</text:p>
            <text:p> [0. 0.]</text:p>
            <text:p> [0. 0.]</text:p>
            <text:p> [0. 0.]</text:p>
            <text:p> [0. 0.]</text:p>
            <text:p> [1. 1.]]</text:p>
          </table:table-cell>
          <table:table-cell office:value-type="float" office:value="0.125824544361615" calcext:value-type="float">
            <text:p>0.125824544361615</text:p>
          </table:table-cell>
          <table:table-cell office:value-type="float" office:value="0.125750276805565" calcext:value-type="float">
            <text:p>0.12575027680556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0800" calcext:value-type="float">
            <text:p>10800</text:p>
          </table:table-cell>
          <table:table-cell office:value-type="float" office:value="148500" calcext:value-type="float">
            <text:p>148500</text:p>
          </table:table-cell>
          <table:table-cell table:formula="of:=AVERAGE([.F41:.F43])" office:value-type="float" office:value="0.125824544361615" calcext:value-type="float">
            <text:p>0.1258</text:p>
          </table:table-cell>
          <table:table-cell table:formula="of:=AVERAGE([.G41:.G43])" office:value-type="float" office:value="0.125750320211379" calcext:value-type="float">
            <text:p>0.1258</text:p>
          </table:table-cell>
          <table:table-cell table:formula="of:=AVERAGE([.H41:.H43])" office:value-type="float" office:value="8" calcext:value-type="float">
            <text:p>8</text:p>
          </table:table-cell>
          <table:table-cell table:formula="of:=AVERAGE([.I41:.I43])" office:value-type="float" office:value="159.333333333333" calcext:value-type="float">
            <text:p>1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0.]</text:p>
            <text:p> [0. 0.]</text:p>
            <text:p> [0. 0.]</text:p>
            <text:p> [0. 0.]</text:p>
            <text:p> [0. 0.]</text:p>
            <text:p> [0. 0.]</text:p>
            <text:p> [0. 0.]</text:p>
            <text:p> [0. 0.]</text:p>
            <text:p> [1. 1.]]</text:p>
          </table:table-cell>
          <table:table-cell office:value-type="float" office:value="0.125824544361615" calcext:value-type="float">
            <text:p>0.125824544361615</text:p>
          </table:table-cell>
          <table:table-cell office:value-type="float" office:value="0.125750331725499" calcext:value-type="float">
            <text:p>0.125750331725499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9000" calcext:value-type="float">
            <text:p>9000</text:p>
          </table:table-cell>
          <table:table-cell office:value-type="float" office:value="148500" calcext:value-type="float">
            <text:p>148500</text:p>
          </table:table-cell>
          <table:table-cell table:formula="of:=STDEV([.F41:.F43])" office:value-type="float" office:value="0" calcext:value-type="float">
            <text:p>0.0000</text:p>
          </table:table-cell>
          <table:table-cell table:formula="of:=STDEV([.G41:.G43])" office:value-type="float" office:value="0.0000000389468858752063" calcext:value-type="float">
            <text:p>0.0000</text:p>
          </table:table-cell>
          <table:table-cell table:formula="of:=STDEV([.H41:.H43])" office:value-type="float" office:value="0" calcext:value-type="float">
            <text:p>0</text:p>
          </table:table-cell>
          <table:table-cell table:formula="of:=STDEV([.I41:.I43])" office:value-type="float" office:value="11.5470053837925" calcext:value-type="float">
            <text:p>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[0.         0.        ]</text:p>
            <text:p> [0.         0.        ]</text:p>
            <text:p> [0.         0.        ]</text:p>
            <text:p> [0.         0.        ]</text:p>
            <text:p> [0.         0.        ]</text:p>
            <text:p> [0.         0.        ]</text:p>
            <text:p> [0.         0.        ]</text:p>
            <text:p> [0.         0.        ]</text:p>
            <text:p> [0.99999999 1.        ]]</text:p>
          </table:table-cell>
          <table:table-cell office:value-type="float" office:value="0.125824544361615" calcext:value-type="float">
            <text:p>0.125824544361615</text:p>
          </table:table-cell>
          <table:table-cell office:value-type="float" office:value="0.125750352103074" calcext:value-type="float">
            <text:p>0.125750352103074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9000" calcext:value-type="float">
            <text:p>9000</text:p>
          </table:table-cell>
          <table:table-cell office:value-type="float" office:value="148500" calcext:value-type="float">
            <text:p>148500</text:p>
          </table:table-cell>
          <table:table-cell table:number-columns-repeated="7"/>
        </table:table-row>
        <table:table-row table:style-name="ro1" table:number-rows-repeated="12">
          <table:table-cell table:number-columns-repeated="11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1" office:value-type="float" office:value="0.096840961218009" calcext:value-type="float">
            <text:p>0.0968</text:p>
          </table:table-cell>
          <table:table-cell table:style-name="ce1" office:value-type="float" office:value="0.00432067924533054" calcext:value-type="float">
            <text:p>0.0043</text:p>
          </table:table-cell>
          <table:table-cell/>
          <table:table-cell table:style-name="ce1" office:value-type="float" office:value="1.01996818983653" calcext:value-type="float">
            <text:p>1.0200</text:p>
          </table:table-cell>
          <table:table-cell office:value-type="float" office:value="1.06590730135242" calcext:value-type="float">
            <text:p>1.0659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12.75" calcext:value-type="float">
            <text:p>113</text:p>
          </table:table-cell>
          <table:table-cell table:style-name="ce2" office:value-type="float" office:value="15.1739909054935" calcext:value-type="float">
            <text:p>15</text:p>
          </table:table-cell>
        </table:table-row>
        <table:table-row table:style-name="ro1">
          <table:table-cell table:number-columns-repeated="7"/>
          <table:table-cell table:style-name="ce1" office:value-type="float" office:value="0.61326721313817" calcext:value-type="float">
            <text:p>0.6133</text:p>
          </table:table-cell>
          <table:table-cell table:style-name="ce1" office:value-type="float" office:value="0.143749950386188" calcext:value-type="float">
            <text:p>0.1437</text:p>
          </table:table-cell>
          <table:table-cell/>
          <table:table-cell table:style-name="ce1" office:value-type="float" office:value="0.253402441084468" calcext:value-type="float">
            <text:p>0.2534</text:p>
          </table:table-cell>
          <table:table-cell office:value-type="float" office:value="0.184525409044905" calcext:value-type="float">
            <text:p>0.184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20.333333333333" calcext:value-type="float">
            <text:p>120</text:p>
          </table:table-cell>
          <table:table-cell table:style-name="ce2" office:value-type="float" office:value="1.15470053837925" calcext:value-type="float">
            <text:p>1</text:p>
          </table:table-cell>
        </table:table-row>
        <table:table-row table:style-name="ro1">
          <table:table-cell table:number-columns-repeated="7"/>
          <table:table-cell table:style-name="ce1" office:value-type="float" office:value="0.136067614903375" calcext:value-type="float">
            <text:p>0.1361</text:p>
          </table:table-cell>
          <table:table-cell table:style-name="ce1" office:value-type="float" office:value="0.0928445149210182" calcext:value-type="float">
            <text:p>0.0928</text:p>
          </table:table-cell>
          <table:table-cell/>
          <table:table-cell table:style-name="ce1" office:value-type="float" office:value="0.135578117245958" calcext:value-type="float">
            <text:p>0.1356</text:p>
          </table:table-cell>
          <table:table-cell office:value-type="float" office:value="0.0991225214707095" calcext:value-type="float">
            <text:p>0.0991</text:p>
          </table:table-cell>
          <table:table-cell table:style-name="Default"/>
          <table:table-cell office:value-type="float" office:value="65.5" calcext:value-type="float">
            <text:p>66</text:p>
          </table:table-cell>
          <table:table-cell office:value-type="float" office:value="67.4314466699329" calcext:value-type="float">
            <text:p>67</text:p>
          </table:table-cell>
          <table:table-cell/>
          <table:table-cell table:style-name="ce2" office:value-type="float" office:value="103.75" calcext:value-type="float">
            <text:p>104</text:p>
          </table:table-cell>
          <table:table-cell table:style-name="ce2" office:value-type="float" office:value="33.8366172462122" calcext:value-type="float">
            <text:p>34</text:p>
          </table:table-cell>
        </table:table-row>
        <table:table-row table:style-name="ro1">
          <table:table-cell table:number-columns-repeated="7"/>
          <table:table-cell table:style-name="ce1" office:value-type="float" office:value="0.362105571755299" calcext:value-type="float">
            <text:p>0.3621</text:p>
          </table:table-cell>
          <table:table-cell table:style-name="ce1" office:value-type="float" office:value="0.0319954018662837" calcext:value-type="float">
            <text:p>0.0320</text:p>
          </table:table-cell>
          <table:table-cell/>
          <table:table-cell table:style-name="ce1" office:value-type="float" office:value="0.370886465926241" calcext:value-type="float">
            <text:p>0.3709</text:p>
          </table:table-cell>
          <table:table-cell office:value-type="float" office:value="0.0189902662044737" calcext:value-type="float">
            <text:p>0.0190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office:value-type="float" office:value="26.9629375254255" calcext:value-type="float">
            <text:p>27</text:p>
          </table:table-cell>
          <table:table-cell/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.29150262212918" calcext:value-type="float">
            <text:p>5</text:p>
          </table:table-cell>
        </table:table-row>
        <table:table-row table:style-name="ro1">
          <table:table-cell table:number-columns-repeated="7"/>
          <table:table-cell table:style-name="ce1" office:value-type="float" office:value="0.166040824188785" calcext:value-type="float">
            <text:p>0.1660</text:p>
          </table:table-cell>
          <table:table-cell table:style-name="ce1" office:value-type="float" office:value="0.0912357997070953" calcext:value-type="float">
            <text:p>0.0912</text:p>
          </table:table-cell>
          <table:table-cell/>
          <table:table-cell table:style-name="ce1" office:value-type="float" office:value="1.37485813100949" calcext:value-type="float">
            <text:p>1.3749</text:p>
          </table:table-cell>
          <table:table-cell office:value-type="float" office:value="1.40424066527381" calcext:value-type="float">
            <text:p>1.4042</text:p>
          </table:table-cell>
          <table:table-cell table:style-name="Default"/>
          <table:table-cell office:value-type="float" office:value="9.75" calcext:value-type="float">
            <text:p>10</text:p>
          </table:table-cell>
          <table:table-cell office:value-type="float" office:value="5.18812747209113" calcext:value-type="float">
            <text:p>5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0.120426634014939" calcext:value-type="float">
            <text:p>0.1204</text:p>
          </table:table-cell>
          <table:table-cell table:style-name="ce1" office:value-type="float" office:value="0" calcext:value-type="float">
            <text:p>0.0000</text:p>
          </table:table-cell>
          <table:table-cell/>
          <table:table-cell table:style-name="ce1" office:value-type="float" office:value="0.120326503564078" calcext:value-type="float">
            <text:p>0.1203</text:p>
          </table:table-cell>
          <table:table-cell office:value-type="float" office:value="0.0000001387366724649" calcext:value-type="float">
            <text:p>0.0000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64.3333333333333" calcext:value-type="float">
            <text:p>64</text:p>
          </table:table-cell>
          <table:table-cell table:style-name="ce2" office:value-type="float" office:value="0.577350269189626" calcext:value-type="float">
            <text:p>1</text:p>
          </table:table-cell>
        </table:table-row>
        <table:table-row table:style-name="ro1">
          <table:table-cell table:number-columns-repeated="7"/>
          <table:table-cell table:style-name="ce1" office:value-type="float" office:value="0.171151662942562" calcext:value-type="float">
            <text:p>0.1712</text:p>
          </table:table-cell>
          <table:table-cell table:style-name="ce1" office:value-type="float" office:value="0.0342903807483681" calcext:value-type="float">
            <text:p>0.0343</text:p>
          </table:table-cell>
          <table:table-cell/>
          <table:table-cell table:style-name="ce1" office:value-type="float" office:value="0.205658831475468" calcext:value-type="float">
            <text:p>0.2057</text:p>
          </table:table-cell>
          <table:table-cell office:value-type="float" office:value="0.178505967625935" calcext:value-type="float">
            <text:p>0.1785</text:p>
          </table:table-cell>
          <table:table-cell table:style-name="Default"/>
          <table:table-cell office:value-type="float" office:value="87.5" calcext:value-type="float">
            <text:p>88</text:p>
          </table:table-cell>
          <table:table-cell office:value-type="float" office:value="37.72267222772" calcext:value-type="float">
            <text:p>38</text:p>
          </table:table-cell>
          <table:table-cell/>
          <table:table-cell table:style-name="ce2" office:value-type="float" office:value="84.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1" office:value-type="float" office:value="0.0218812419215336" calcext:value-type="float">
            <text:p>0.0219</text:p>
          </table:table-cell>
          <table:table-cell table:style-name="ce1" office:value-type="float" office:value="0.0169993657292169" calcext:value-type="float">
            <text:p>0.0170</text:p>
          </table:table-cell>
          <table:table-cell/>
          <table:table-cell table:style-name="ce1" office:value-type="float" office:value="0.0220385376940393" calcext:value-type="float">
            <text:p>0.0220</text:p>
          </table:table-cell>
          <table:table-cell office:value-type="float" office:value="0.0164749597276919" calcext:value-type="float">
            <text:p>0.0165</text:p>
          </table:table-cell>
          <table:table-cell table:style-name="Default"/>
          <table:table-cell office:value-type="float" office:value="68" calcext:value-type="float">
            <text:p>68</text:p>
          </table:table-cell>
          <table:table-cell office:value-type="float" office:value="23.259406699226" calcext:value-type="float">
            <text:p>23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0.137366102920139" calcext:value-type="float">
            <text:p>0.1374</text:p>
          </table:table-cell>
          <table:table-cell table:style-name="ce1" office:value-type="float" office:value="0.0660678883241021" calcext:value-type="float">
            <text:p>0.0661</text:p>
          </table:table-cell>
          <table:table-cell/>
          <table:table-cell table:style-name="ce1" office:value-type="float" office:value="0.851846048762037" calcext:value-type="float">
            <text:p>0.8518</text:p>
          </table:table-cell>
          <table:table-cell office:value-type="float" office:value="1.39900528019226" calcext:value-type="float">
            <text:p>1.3990</text:p>
          </table:table-cell>
          <table:table-cell table:style-name="Default"/>
          <table:table-cell office:value-type="float" office:value="87.5" calcext:value-type="float">
            <text:p>88</text:p>
          </table:table-cell>
          <table:table-cell office:value-type="float" office:value="84.0416563377948" calcext:value-type="float">
            <text:p>84</text:p>
          </table:table-cell>
          <table:table-cell/>
          <table:table-cell table:style-name="ce2" office:value-type="float" office:value="165.25" calcext:value-type="float">
            <text:p>165</text:p>
          </table:table-cell>
          <table:table-cell table:style-name="ce2" office:value-type="float" office:value="1.5" calcext:value-type="float">
            <text:p>2</text:p>
          </table:table-cell>
        </table:table-row>
        <table:table-row table:style-name="ro1">
          <table:table-cell table:number-columns-repeated="7"/>
          <table:table-cell table:style-name="ce1" office:value-type="float" office:value="0.481312005094798" calcext:value-type="float">
            <text:p>0.4813</text:p>
          </table:table-cell>
          <table:table-cell table:style-name="ce1" office:value-type="float" office:value="0.0354679466019055" calcext:value-type="float">
            <text:p>0.0355</text:p>
          </table:table-cell>
          <table:table-cell/>
          <table:table-cell table:style-name="ce1" office:value-type="float" office:value="0.0222759189692003" calcext:value-type="float">
            <text:p>0.0223</text:p>
          </table:table-cell>
          <table:table-cell office:value-type="float" office:value="0.016333563649118" calcext:value-type="float">
            <text:p>0.016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65.333333333333" calcext:value-type="float">
            <text:p>165</text:p>
          </table:table-cell>
          <table:table-cell table:style-name="ce2" office:value-type="float" office:value="0.577350269189626" calcext:value-type="float">
            <text:p>1</text:p>
          </table:table-cell>
        </table:table-row>
        <table:table-row table:style-name="ro1">
          <table:table-cell table:number-columns-repeated="7"/>
          <table:table-cell table:style-name="ce1" office:value-type="float" office:value="0.24742458445829" calcext:value-type="float">
            <text:p>0.2474</text:p>
          </table:table-cell>
          <table:table-cell table:style-name="ce1" office:value-type="float" office:value="0.0939828524823678" calcext:value-type="float">
            <text:p>0.0940</text:p>
          </table:table-cell>
          <table:table-cell/>
          <table:table-cell table:style-name="ce1" office:value-type="float" office:value="0.291631909228926" calcext:value-type="float">
            <text:p>0.2916</text:p>
          </table:table-cell>
          <table:table-cell office:value-type="float" office:value="0.145210839801476" calcext:value-type="float">
            <text:p>0.1452</text:p>
          </table:table-cell>
          <table:table-cell table:style-name="Default"/>
          <table:table-cell office:value-type="float" office:value="162.5" calcext:value-type="float">
            <text:p>163</text:p>
          </table:table-cell>
          <table:table-cell office:value-type="float" office:value="75.3591401224828" calcext:value-type="float">
            <text:p>75</text:p>
          </table:table-cell>
          <table:table-cell/>
          <table:table-cell table:style-name="ce2" office:value-type="float" office:value="143.5" calcext:value-type="float">
            <text:p>144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table:style-name="ce1" office:value-type="float" office:value="0.125824544361615" calcext:value-type="float">
            <text:p>0.1258</text:p>
          </table:table-cell>
          <table:table-cell table:style-name="ce1" office:value-type="float" office:value="0" calcext:value-type="float">
            <text:p>0.0000</text:p>
          </table:table-cell>
          <table:table-cell/>
          <table:table-cell table:style-name="ce1" office:value-type="float" office:value="0.125750320211379" calcext:value-type="float">
            <text:p>0.1258</text:p>
          </table:table-cell>
          <table:table-cell office:value-type="float" office:value="0.0000000389468858752063" calcext:value-type="float">
            <text:p>0.0000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59.333333333333" calcext:value-type="float">
            <text:p>159</text:p>
          </table:table-cell>
          <table:table-cell table:style-name="ce2" office:value-type="float" office:value="11.5470053837925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21:36:34.055400016</dc:date>
    <meta:editing-duration>PT4M27S</meta:editing-duration>
    <meta:editing-cycles>1</meta:editing-cycles>
    <meta:document-statistic meta:table-count="1" meta:cell-count="665" meta:object-count="0"/>
    <meta:generator>LibreOffice/6.4.7.2$Linux_X86_64 LibreOffice_project/40$Build-2</meta:generator>
  </office:meta>
</office:document-meta>
</file>